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Wrapper.Method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Wrapper.MethodWrapperKey( String name , List &lt; String &gt; parameterTypes , String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Wrapper.createSet( Collection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Wrapper.creat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